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242cm"/>
    </style:style>
    <style:style style:name="pr1" style:family="presentation" style:parent-style-name="Default-subtitle">
      <style:graphic-properties draw:fill-color="#ffffff" fo:min-height="16.2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text-properties fo:font-size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パッケージ作成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はじめに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“info elisp”の Packagingの章を読みましょう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チェック項目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ヘッダ, フッタは適正か</text:p>
              </text:list-item>
              <text:list-item>
                <text:p>メタ情報は適切か</text:p>
              </text:list-item>
              <text:list-item>
                <text:p>必要最低限の環境でどうさするか</text:p>
              </text:list-item>
              <text:list-item>
                <text:p>バイトコンパイル時に警告, エラーが出ない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ヘッダ/フッタ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1行目は</text:p>
                <text:list>
                  <text:list-header>
                    <text:p>ファイル名 --- 概要</text:p>
                    <text:p>概要は M-x list-packages <text:s/>Desriptionカラムに表示される</text:p>
                  </text:list-header>
                </text:list>
              </text:list-item>
              <text:list-item>
                <text:p>最終行は</text:p>
                <text:list>
                  <text:list-header>
                    <text:p>;;; ファイル名 ends her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メタ情報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作者</text:p>
              </text:list-item>
              <text:list-item>
                <text:p>バージョン</text:p>
              </text:list-item>
              <text:list-item>
                <text:p>依存関係</text:p>
              </text:list-item>
              <text:list-item>
                <text:p>パッケージコメン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必要最低限の環境で動作するか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Caskを使おう(el-getでも可)</text:p>
                <text:list>
                  <text:list-item>
                    <text:p>bundler的なもの</text:p>
                  </text:list-item>
                  <text:list-item>
                    <text:p>依存関係を記述</text:p>
                  </text:list-item>
                </text:list>
              </text:list-item>
              <text:list-item>
                <text:p>cask exec emacs -Q -l my-package.el</text:p>
                <text:p>としてエラーが出なければ依存関係は適切</text:p>
                <text:p>(特定の関数実行時にロードする場合は除く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draw:frame presentation:style-name="pr6" draw:layer="layout" svg:width="25.191cm" svg:height="3.507cm" svg:x="1.399cm" svg:y="0.837cm" presentation:class="title">
          <draw:text-box>
            <text:p>Caskファイル例</text:p>
          </draw:text-box>
        </draw:frame>
        <draw:frame draw:style-name="gr2" draw:text-style-name="P3" draw:layer="layout" svg:width="22.606cm" svg:height="10.492cm" svg:x="2.794cm" svg:y="4.826cm">
          <draw:text-box>
            <text:p text:style-name="P3"><text:span text:style-name="T2">;; <text:s/>repository</text:span></text:p>
            <text:p text:style-name="P3"><text:span text:style-name="T2">(source gnu)</text:span></text:p>
            <text:p text:style-name="P3"><text:span text:style-name="T2">(source melpa)</text:span></text:p>
            <text:p text:style-name="P3"><text:span text:style-name="T2"/></text:p>
            <text:p text:style-name="P3"><text:span text:style-name="T2">;; read dependencies from helm-ag.el</text:span></text:p>
            <text:p text:style-name="P3"><text:span text:style-name="T2">(package-file "helm-ag.el")</text:span></text:p>
            <text:p text:style-name="P3"><text:span text:style-name="T2"/></text:p>
            <text:p text:style-name="P3"><text:span text:style-name="T2">(development</text:span></text:p>
            <text:p text:style-name="P3"><text:span text:style-name="T2"><text:s/></text:span><text:span text:style-name="T2">(depends-on "ert")</text:span></text:p>
            <text:p text:style-name="P3"><text:span text:style-name="T2"><text:s/></text:span><text:span text:style-name="T2">(depends-on "helm-projectile"))</text:span></text:p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バイトコンパイル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変数名, 関数名の typoの検知</text:p>
              </text:list-item>
              <text:list-item>
                <text:p>lexical-bindingが有効だと未使用変数も指摘</text:p>
              </text:list-item>
              <text:list-item>
                <text:p>deprecated, obsoletedな関数, 変数の指摘</text:p>
              </text:list-item>
              <text:list-item>
                <text:p>バイトコンパイル時も cask exec emacs -Q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名前付け(関数, マクロ, 変数)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macsには名前空間が一つしかない</text:p>
                <text:list>
                  <text:list-item>
                    <text:p>安易な名前は容易に衝突する</text:p>
                    <text:list>
                      <text:list-item>
                        <text:p>パッケージ名を各名前のプレフィックスに使う</text:p>
                      </text:list-item>
                      <text:list-item>
                        <text:p>名前が長くなるが, 補完を使えば耐えられる</text:p>
                      </text:list-item>
                    </text:list>
                  </text:list-item>
                  <text:list-item>
                    <text:p>重複するパッケージがないか事前に確認仕様</text:p>
                    <text:list>
                      <text:list-item>
                        <text:p>melpa, el-getのレシピ名を確認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list text:style-name="L1">
              <text:list-item>
                <text:p>遅延ロード対応</text:p>
              </text:list-item>
            </text:list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必要な関数に autoload cookieをつける</text:p>
                <text:list>
                  <text:list-header>
                    <text:p>;;;###autoload ← 該当する S式の前に追加する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1cm" svg:height="3.507cm" svg:x="1.399cm" svg:y="0.837cm" presentation:class="title">
          <draw:text-box>
            <text:p>テスト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テストパッケージは標準</text:p>
              </text:list-item>
              <text:list-item>
                <text:p>travis-ci等の CIサービスの利用も難しく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1" draw:text-style-name="P1" draw:layer="layout" svg:width="25.191cm" svg:height="16.26cm" svg:x="1.399cm" svg:y="0.837cm" presentation:class="subtitle">
          <draw:text-box>
            <text:p><text:span text:style-name="T1">Enjoy Emacs Lisp Hack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yohei </meta:initial-creator>
    <meta:creation-date>2015-04-04T10:13:39.565138622</meta:creation-date>
    <dc:date>2015-04-04T11:50:52.975270151</dc:date>
    <dc:creator>syohei </dc:creator>
    <meta:editing-duration>PT1H36M45S</meta:editing-duration>
    <meta:editing-cycles>50</meta:editing-cycles>
    <meta:generator>LibreOffice/4.3.3.2$Linux_X86_64 LibreOffice_project/430m0$Build-2</meta:generator>
    <meta:document-statistic meta:object-count="67"/>
  </office:meta>
</office:document-meta>
</file>